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.0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69cm" fo:min-width="4.06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69cm" fo:min-width="2.61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469cm" fo:min-width="4.28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504cm" fo:min-width="0.13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469cm" fo:min-width="3.83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fo:min-height="0.258cm"/>
    </style:style>
    <style:style style:name="gr12" style:family="graphic" style:parent-style-name="standard">
      <style:graphic-properties draw:stroke="none" svg:stroke-color="#000000" draw:fill="none" draw:fill-color="#ffffff" fo:min-height="3.433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635cm" svg:x="9.764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752cm" svg:height="1.905cm" svg:x="7.767cm" svg:y="4.456cm">
          <text:p text:style-name="P2">GetParame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302cm" svg:height="1.905cm" svg:x="8.568cm" svg:y="7.556cm">
          <text:p text:style-name="P2">Get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0.145cm" svg:y1="2.651cm" svg:x2="10.145cm" svg:y2="4.556cm">
          <text:p/>
        </draw:line>
        <draw:line draw:style-name="gr4" draw:text-style-name="P4" draw:layer="layout" svg:x1="10.145cm" svg:y1="6.351cm" svg:x2="10.145cm" svg:y2="7.604cm">
          <text:p/>
        </draw:line>
        <draw:custom-shape draw:style-name="gr3" draw:text-style-name="P3" draw:layer="layout" svg:width="3.302cm" svg:height="1.905cm" svg:x="8.568cm" svg:y="10.756cm">
          <text:p text:style-name="P2">Compu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0.145cm" svg:y1="9.451cm" svg:x2="10.145cm" svg:y2="10.704cm">
          <text:p/>
        </draw:line>
        <draw:custom-shape draw:style-name="gr5" draw:text-style-name="P3" draw:layer="layout" svg:width="4.97cm" svg:height="1.905cm" svg:x="7.669cm" svg:y="13.856cm">
          <text:p text:style-name="P2">Predi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0.145cm" svg:y1="12.651cm" svg:x2="10.145cm" svg:y2="13.904cm">
          <text:p/>
        </draw:line>
        <draw:line draw:style-name="gr4" draw:text-style-name="P4" draw:layer="layout" svg:x1="10.145cm" svg:y1="15.751cm" svg:x2="10.145cm" svg:y2="17.004cm">
          <text:p/>
        </draw:line>
        <draw:custom-shape draw:style-name="gr6" draw:text-style-name="P3" draw:layer="layout" svg:width="1.259cm" svg:height="1.508cm" svg:x="9.44cm" svg:y="16.9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10.045cm" svg:y1="18.351cm" svg:x2="10.045cm" svg:y2="20.431cm">
          <text:p/>
        </draw:line>
        <draw:frame draw:style-name="gr7" draw:text-style-name="P5" draw:layer="layout" svg:width="2.286cm" svg:height="1.016cm" svg:x="8.222cm" svg:y="18.345cm">
          <draw:text-box>
            <text:p>Fire</text:p>
          </draw:text-box>
        </draw:frame>
        <draw:custom-shape draw:style-name="gr8" draw:text-style-name="P3" draw:layer="layout" svg:width="4.516cm" svg:height="1.905cm" svg:x="7.87cm" svg:y="20.356cm">
          <text:p text:style-name="P2">Ale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4.516cm" svg:height="1.905cm" svg:x="14.37cm" svg:y="13.856cm">
          <text:p text:style-name="P2">Get next</text:p>
          <text:p text:style-name="P2"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4" draw:layer="layout" svg:x1="10.653cm" svg:y1="17.637cm" svg:x2="16.749cm" svg:y2="17.637cm">
          <text:p/>
        </draw:line>
        <draw:line draw:style-name="gr4" draw:text-style-name="P4" draw:layer="layout" svg:x1="16.622cm" svg:y1="17.637cm" svg:x2="16.622cm" svg:y2="15.732cm">
          <text:p/>
        </draw:line>
        <draw:line draw:style-name="gr9" draw:text-style-name="P4" draw:layer="layout" svg:x1="16.622cm" svg:y1="13.827cm" svg:x2="16.622cm" svg:y2="11.668cm">
          <text:p/>
        </draw:line>
        <draw:line draw:style-name="gr4" draw:text-style-name="P4" draw:layer="layout" svg:x1="16.622cm" svg:y1="11.668cm" svg:x2="11.923cm" svg:y2="11.668cm">
          <text:p/>
        </draw:line>
        <draw:frame draw:style-name="gr10" draw:text-style-name="P5" draw:layer="layout" svg:width="2.797cm" svg:height="1.673cm" svg:x="10.522cm" svg:y="16.845cm">
          <draw:text-box>
            <text:p>No Fire</text:p>
          </draw:text-box>
        </draw:frame>
        <draw:custom-shape draw:style-name="gr1" draw:text-style-name="P1" draw:layer="layout" svg:width="0.762cm" svg:height="0.635cm" svg:x="9.665cm" svg:y="24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045cm" svg:y1="22.251cm" svg:x2="10.045cm" svg:y2="24.331cm">
          <text:p/>
        </draw:line>
        <draw:frame draw:style-name="gr11" draw:text-style-name="P5" draw:layer="layout" svg:width="5.461cm" svg:height="0.962cm" svg:x="7.477cm" svg:y="26.273cm">
          <draw:text-box>
            <text:p><text:s text:c="3"/></text:p>
          </draw:text-box>
        </draw:frame>
        <draw:frame draw:style-name="gr12" draw:text-style-name="P5" draw:layer="layout" svg:width="0.839cm" svg:height="3.683cm" svg:x="19.161cm" svg:y="12.303cm">
          <draw:text-box>
            <text:p><text:s text:c="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6T11:07:01.515555976</meta:creation-date>
    <dc:date>2019-02-06T11:24:09.412478654</dc:date>
    <meta:editing-duration>PT7M7S</meta:editing-duration>
    <meta:editing-cycles>1</meta:editing-cycles>
    <meta:document-statistic meta:object-count="24"/>
    <meta:generator>LibreOffice/6.0.7.3$Linux_X86_64 LibreOffice_project/00m0$Build-3</meta:generator>
  </office:meta>
</office:document-meta>
</file>